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b19" officeooo:paragraph-rsid="0026db1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make duration 9 rockets with lapis lazuli, </text:span>as currently there is barely any purpose for it anyway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1"/>
      <text:p text:style-name="P1"/>
      <text:p text:style-name="P1"/>
      <text:p text:style-name="Standard"><text:span text:style-name="T1">[</text:span><text:span text:style-name="T2">Motion 60-6: To make duration 9 rockets with lapis lazuli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22:03:37.271421972</dc:date>
    <meta:editing-duration>PT3M49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8" meta:character-count="359" meta:non-whitespace-character-count="309"/>
  </office:meta>
</office:document-meta>
</file>